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line-through-style="solid" style:text-line-through-type="single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llavi – how come 5 instructions are coming in simle benchmark even though objdump is giving two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0"/>
          <table:table-cell table:style-name="ce4"/>
          <table:table-cell table:number-columns-repeated="4"/>
        </table:table-row>
        <table:table-row table:style-name="ro1">
          <table:table-cell table:number-columns-repeated="13"/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/>
          <table:table-cell table:style-name="ce1" office:value-type="string" calcext:value-type="string">
            <text:p>Main Kaam:</text:p>
          </table:table-cell>
          <table:table-cell table:number-columns-repeated="7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SQ</text:p>
          </table:table-cell>
          <table:table-cell table:number-columns-repeated="7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CDB</text:p>
          </table:table-cell>
          <table:table-cell table:number-columns-repeated="7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talls?</text:p>
          </table:table-cell>
          <table:table-cell table:number-columns-repeated="7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statistics???</text:p>
          </table:table-cell>
          <table:table-cell table:number-columns-repeated="7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loat register file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XCHG inst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table:style-name="ce8"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peline tests</text:p>
          </table:table-cell>
          <table:table-cell table:number-columns-repeated="7"/>
          <table:table-cell office:value-type="string" calcext:value-type="string">
            <text:p>Source Code</text:p>
          </table:table-cell>
          <table:table-cell table:number-columns-repeated="3"/>
          <table:table-cell table:style-name="ce8"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enchmarks</text:p>
          </table:table-cell>
          <table:table-cell table:number-columns-repeated="7"/>
          <table:table-cell office:value-type="string" calcext:value-type="string">
            <text:p>Report</text:p>
          </table:table-cell>
          <table:table-cell table:number-columns-repeated="3"/>
          <table:table-cell table:style-name="ce2" office:value-type="string" calcext:value-type="string">
            <text:p>Deadline 3 : 23:55 hrs, 20th April, 2015 - Progress Repor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5"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5"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6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6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7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 ke time pe lappy mein chalega na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heck humko synch instructions ka bi kuch karna hai kya??? -- ye chiye kya?? “instructionsToBeDropped”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 don't need to take care of energy part (leakage energy etc)...rt? 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this.core.getExecEngine().incrementInstructionMemStall(1);” aisi cheez humko bi lagani hain??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review: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s kya kya dikhane hain???</text:p>
          </table:table-cell>
          <table:table-cell table:number-columns-repeated="11"/>
          <table:table-cell office:value-type="string" calcext:value-type="string">
            <text:p>Ensure config_sit &amp; config_lappy are same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“ * core.getStepSize()” ye use karna hai kya latency ke liye?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writeResult mein there can be multiple rs jinmein execution complete ho gi hai???..but hum to ek time pe ek hi dekh re hain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RS mein extra fields daal lun?</text:p>
          </table:table-cell>
          <table:table-cell table:number-columns-repeated="7"/>
          <table:table-cell office:value-type="string" calcext:value-type="string">
            <text:p>LSQ similar hi liya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Fetch state alag se ban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&amp; WriteResult mein saare RS chking</text:p>
          </table:table-cell>
          <table:table-cell table:number-columns-repeated="7"/>
          <table:table-cell office:value-type="string" calcext:value-type="string">
            <text:p>Total 5 stages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drain even ke upar neeche kya hai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xecute mein checking FU available logic daala hai...seems fine</text:p>
          </table:table-cell>
          <table:table-cell table:number-columns-repeated="7"/>
          <table:table-cell office:value-type="string" calcext:value-type="string">
            <text:p>fetch logic similar to one in OOO using 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stics abi lagaye hain kya?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unit tests banaye hain..chalega na?</text:p>
          </table:table-cell>
          <table:table-cell table:number-columns-repeated="7"/>
          <table:table-cell office:value-type="string" calcext:value-type="string">
            <text:p>have you checked the stats running OOO/inorder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register files 2 alag li hain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DB kaise lagaya hai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talls use kiye hain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synch instr use kiye?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logic kaise likha? - book dekh ke ya fer sir ki slides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event mein coreId -1 hi bheji na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nya event banaya CDB ke liye?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CDB mein event execution mein daala &amp; writeback logic(other than store) CDB mein daala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issue stage mein ifIdlatch se utha rya ho?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issue stage mein sab issue kar re ho jitni ho sakti hain..i.e. multiple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firm with prev logic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irst cycle mein kuch bi fetch ni hua?--just added to instrCache</text:p>
          </table:table-cell>
          <table:table-cell table:number-columns-repeated="8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 table:style-name="ce4" office:value-type="string" calcext:value-type="string">
            <text:p>Fetch issu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ermination logic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ntAL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2<text:span text:style-name="T1">nd</text:span> operand ni hai 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loating point to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ch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ultiple type of instruction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lsq</text:p>
          </table:table-cell>
          <table:table-cell table:number-columns-repeated="3"/>
        </table:table-row>
        <table:table-row table:style-name="ro1" table:number-rows-repeated="37">
          <table:table-cell table:number-columns-repeated="11"/>
        </table:table-row>
        <table:table-row table:style-name="ro1">
          <table:table-cell/>
          <table:table-cell office:value-type="string" calcext:value-type="string">
            <text:p>outOfOrder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5:34:59.097436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3.3.2$Linux_X86_64 LibreOffice_project/430m0$Build-2</meta:generator>
    <dc:date>2015-04-22T23:42:37.260000475</dc:date>
    <meta:editing-duration>P1DT8H25M9S</meta:editing-duration>
    <meta:editing-cycles>69</meta:editing-cycles>
    <meta:document-statistic meta:table-count="2" meta:cell-count="102" meta:object-count="0"/>
  </office:meta>
</office:document-meta>
</file>